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641cm" svg:height="2.779cm" svg:x="3.03cm" svg:y="2.785cm">
          <draw:text-box>
            <text:p><text:span text:style-name="T1">2</text:span><text:span text:style-name="T2">nd</text:span><text:span text:style-name="T1"> place, kyu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5M09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9:17</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